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fi" fo:country="FI"/>
    </style:style>
    <style:style style:name="P2" style:family="paragraph" style:parent-style-name="Text_20_body" style:list-style-name="L2">
      <style:paragraph-properties fo:margin-top="0in" fo:margin-bottom="0in" style:line-height-at-least="0.1563in"/>
      <style:text-properties fo:font-variant="normal" fo:text-transform="none" fo:color="#333333" style:font-name="Helvetica Neue" fo:font-size="8.25pt" fo:letter-spacing="normal" fo:font-style="normal" fo:font-weight="normal"/>
    </style:style>
    <style:style style:name="P3" style:family="paragraph" style:parent-style-name="Text_20_body" style:list-style-name="L2">
      <style:paragraph-properties fo:margin-top="0in" fo:margin-bottom="0.0835in" style:line-height-at-least="0.1563in"/>
      <style:text-properties fo:font-variant="normal" fo:text-transform="none" fo:color="#333333" style:font-name="Helvetica Neue" fo:font-size="8.25pt" fo:letter-spacing="normal" fo:font-style="normal" fo:font-weight="normal"/>
    </style:style>
    <style:style style:name="P4" style:family="paragraph" style:parent-style-name="Heading_20_1">
      <style:text-properties fo:language="fi" fo:country="FI"/>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language="fi" fo:country="FI"/>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5"><text:a xlink:type="simple" xlink:href="#__RefHeading__105_44981080" text:style-name="Index_20_Link" text:visited-style-name="Index_20_Link">1. Johdanto<text:tab/>1</text:a></text:p>
        </text:index-body>
      </text:table-of-content>
      <text:h text:style-name="P4" text:outline-level="1"><text:bookmark-start text:name="__RefHeading__105_44981080"/>Johdanto<text:bookmark-end text:name="__RefHeading__105_44981080"/></text:h>
      <text:h text:style-name="Heading_20_2" text:outline-level="2">Järjestelmän kuvaus</text:h>
      <text:p text:style-name="P1">Järjestelmä on tarkoitettu viikottaisten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P1">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Järjestelmän toiminnot</text:h>
      <text:p text:style-name="P1">Järjestelmän ylläpitäjä voi muokata ja luoda uusia kiireellisyysluokkia, luoda henkilöstövahvuuskalenterin, jossa aukiolotunneille määritellään eri kiireellisyysluokat ja tehdä työvuorolistan sekä listata tekemiään työvuorolistoja. Ylläpitäjä voi myös listata työntekijän henkilökohtaisen työvuorolistan. Ylläpitäjä voi tarkistaa työntekijän tehdyn tuntimäärän tietyllä aikavälillä sekä listata ne lajiteltuna kiireellisyysluokkiin.</text:p>
      <text:h text:style-name="Heading_20_2" text:outline-level="2">Järjestelmän tavoitteet</text:h>
      <text:p text:style-name="Text_20_body"><text:span text:style-name="T1">Järjestelmän tavoite on helpottaa työvuorolistojen suunnittelua ja estää tilanteet, joissa jollekin työntekijälle olisi vahingossa määrätty liikaa tunteja, tai että jollekin aukioloajalle olisi allokoitu liian vähän henkilöstöä.</text:span></text:p>
      <text:h text:style-name="Heading_20_2" text:outline-level="2"><text:span text:style-name="T1">Toimintaympäristö</text:span></text:h>
      <text:p text:style-name="Text_20_body"><text:span text:style-name="T1">Työ on toteutettu laitoksen users.cs.helsinki.fi Apache palvelimelle. Alustajärjestelmän on tuettava PHP:n versiota 5.3. Työn tietokantana käytetään PostgreSQL-tietokantaa. Jotta työn sivustoa voi käyttää, on selaimelle oltava tuki HTML5:lle ja javascriptille.</text:span></text:p>
      <text:h text:style-name="Heading_20_1" text:outline-level="1"><text:span text:style-name="T1">Yleiskuva järjestelmästä</text:span></text:h>
      <text:p text:style-name="Text_20_body"><text:span text:style-name="T1"/></text:p>
      <text:p text:style-name="Text_20_body"><text:span text:style-name="T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18T02:01:01</dc:date>
    <meta:editing-duration>PT3H26M32S</meta:editing-duration>
    <meta:editing-cycles>2</meta:editing-cycles>
    <meta:generator>LibreOffice/3.5$Linux_X86_64 LibreOffice_project/350m1$Build-2</meta:generator>
    <meta:document-statistic meta:table-count="0" meta:image-count="0" meta:object-count="0" meta:page-count="1" meta:paragraph-count="13" meta:word-count="192" meta:character-count="1823" meta:non-whitespace-character-count="1818"/>
  </office:meta>
</office:document-meta>
</file>